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6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8" style:parent-style-name="Graphics">
      <style:graphic-properties draw:fill="none" draw:stroke="none"/>
    </style:style>
    <style:style style:family="graphic" style:name="a2369" style:parent-style-name="Graphics">
      <style:graphic-properties draw:fill="none" draw:stroke="non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16" style:parent-style-name="Graphics">
      <style:graphic-properties draw:fill="none" draw:stroke="none"/>
    </style:style>
    <style:style style:family="graphic" style:name="a2417" style:parent-style-name="Graphics">
      <style:graphic-properties draw:fill="none" fo:clip="rect(0.04663in, 0.86965in, 0in, 0in)" draw:stroke="none"/>
    </style:style>
    <style:style style:family="graphic" style:name="a2418" style:parent-style-name="Graphics">
      <style:graphic-properties draw:fill="none" draw:stroke="non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0" style:parent-style-name="Graphics">
      <style:graphic-properties draw:fill="none" draw:stroke="non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7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2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1" style:parent-style-name="Graphics">
      <style:graphic-properties draw:fill="none" draw:stroke="none"/>
    </style:style>
    <style:style style:family="graphic" style:name="a2382" style:parent-style-name="Graphics">
      <style:graphic-properties draw:fill="none" draw:stroke="none"/>
    </style:style>
    <style:style style:family="graphic" style:name="a2383" style:parent-style-name="Graphics">
      <style:graphic-properties draw:fill="none" draw:stroke="none"/>
    </style:style>
    <style:style style:family="drawing-page" style:name="a2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graphic" style:name="a2357" style:parent-style-name="Graphics">
      <style:graphic-properties draw:fill="none" draw:stroke="non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0" style:parent-style-name="Graphics">
      <style:graphic-properties draw:fill="none" draw:stroke="none"/>
    </style:style>
    <style:style style:family="graphic" style:name="a2391" style:parent-style-name="Graphics">
      <style:graphic-properties draw:fill="none" draw:stroke="none"/>
    </style:style>
    <style:style style:family="drawing-page" style:name="a2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 style:parent-style-name="Graphics">
      <style:graphic-properties draw:fill="none" fo:clip="rect(0in, 0in, 0.04583in, 0in)" draw:stroke="none"/>
    </style:style>
    <style:style style:family="graphic" style:name="a2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0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53" draw:name="CasellaDiTesto 1" svg:x="0in" svg:y="0.65512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4" text:class-names="" text:cond-style-name=""><text:span text:style-name="a2343" text:class-names="">Pietro Griffa</text:span></text:p>
            <text:p text:style-name="a2346" text:class-names="" text:cond-style-name=""><text:span text:style-name="a2345" text:class-names="">Ingvar Groza</text:span></text:p>
            <text:p text:style-name="a2348" text:class-names="" text:cond-style-name=""><text:span text:style-name="a2347" text:class-names=""/></text:p>
            <text:p text:style-name="a2350" text:class-names="" text:cond-style-name=""><text:span text:style-name="a2349" text:class-names="">PreLab 06</text:span></text:p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330" draw:style-name="a2356" draw:name="CasellaDiTesto 2" svg:x="0in" svg:y="4.70603in" svg:width="7.5in" svg:height="0.37874in">
          <draw:text-box>
            <text:p text:style-name="a2355" text:class-names="" text:cond-style-name=""><text:span text:style-name="a2354" text:class-names=""><text:tab/>Q1</text:span></text:p>
          </draw:text-box>
          <svg:title/>
          <svg:desc/>
        </draw:frame>
        <draw:frame draw:id="id331" draw:style-name="a2357" draw:name="Immagine 7" svg:x="0in" svg:y="5.58331in" svg:width="7.5in" svg:height="4.7121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366">
          <draw:frame draw:id="id332" draw:style-name="a2360" draw:name="Segnaposto numero diapositiva 6" svg:x="4.67953in" svg:y="11.10827in" svg:width="3.5878in" svg:height="0.58425in">
            <draw:text-box>
              <text:p text:style-name="a2359" text:class-names="" text:cond-style-name=""><text:span text:style-name="a2358" text:class-names=""><text:page-number style:num-format="1" text:fixed="false"/></text:span></text:p>
            </draw:text-box>
            <svg:title/>
            <svg:desc/>
          </draw:frame>
          <draw:frame draw:id="id333" draw:style-name="a2363" draw:name="Segnaposto numero diapositiva 6" svg:x="4.67953in" svg:y="11.10827in" svg:width="3.5878in" svg:height="0.58425in">
            <draw:text-box>
              <text:p text:style-name="a2362" text:class-names="" text:cond-style-name=""><text:span text:style-name="a2361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4" presentation:style-name="a2364" draw:name="Segnaposto immagine diapositiva 1">
            <svg:title/>
            <svg:desc/>
          </draw:page-thumbnail>
          <draw:frame draw:id="id335" presentation:style-name="a236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367" draw:master-page-name="Master1-Layout7-blank-Vuota" presentation:presentation-page-layout-name="Master1-PPL7" draw:id="Slide-258">
        <draw:frame draw:id="id336" draw:style-name="a2368" draw:name="Immagine 3" svg:x="0.92466in" svg:y="0.21918in" svg:width="5.65401in" svg:height="3.55232in" style:rel-width="scale" style:rel-height="scale">
          <draw:image xlink:href="media/image2.png" xlink:type="simple" xlink:show="embed" xlink:actuate="onLoad"/>
          <svg:title/>
          <svg:desc/>
        </draw:frame>
        <draw:frame draw:id="id337" draw:style-name="a2369" draw:name="Immagine 4" svg:x="0.92466in" svg:y="3.67561in" svg:width="5.65401in" svg:height="3.55232in" style:rel-width="scale" style:rel-height="scale">
          <draw:image xlink:href="media/image3.png" xlink:type="simple" xlink:show="embed" xlink:actuate="onLoad"/>
          <svg:title/>
          <svg:desc/>
        </draw:frame>
        <draw:frame draw:id="id338" draw:style-name="a2370" draw:name="Immagine 5" svg:x="0.92466in" svg:y="7.11835in" svg:width="5.65401in" svg:height="3.5523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379">
          <draw:frame draw:id="id339" draw:style-name="a2373" draw:name="Segnaposto numero diapositiva 6" svg:x="4.67953in" svg:y="11.10827in" svg:width="3.5878in" svg:height="0.58425in">
            <draw:text-box>
              <text:p text:style-name="a2372" text:class-names="" text:cond-style-name=""><text:span text:style-name="a2371" text:class-names=""><text:page-number style:num-format="1" text:fixed="false"/></text:span></text:p>
            </draw:text-box>
            <svg:title/>
            <svg:desc/>
          </draw:frame>
          <draw:frame draw:id="id340" draw:style-name="a2376" draw:name="Segnaposto numero diapositiva 6" svg:x="4.67953in" svg:y="11.10827in" svg:width="3.5878in" svg:height="0.58425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1" presentation:style-name="a2377" draw:name="Segnaposto immagine diapositiva 1">
            <svg:title/>
            <svg:desc/>
          </draw:page-thumbnail>
          <draw:frame draw:id="id342" presentation:style-name="a23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380" draw:master-page-name="Master1-Layout7-blank-Vuota" presentation:presentation-page-layout-name="Master1-PPL7" draw:id="Slide-259">
        <draw:frame draw:id="id343" draw:style-name="a2381" draw:name="Immagine 3" svg:x="1.05445in" svg:y="7.26768in" svg:width="5.64418in" svg:height="3.54615in" style:rel-width="scale" style:rel-height="scale">
          <draw:image xlink:href="media/image5.png" xlink:type="simple" xlink:show="embed" xlink:actuate="onLoad"/>
          <svg:title/>
          <svg:desc/>
        </draw:frame>
        <draw:frame draw:id="id344" draw:style-name="a2382" draw:name="Immagine 4" svg:x="1.04075in" svg:y="3.73857in" svg:width="5.64418in" svg:height="3.54615in" style:rel-width="scale" style:rel-height="scale">
          <draw:image xlink:href="media/image6.png" xlink:type="simple" xlink:show="embed" xlink:actuate="onLoad"/>
          <svg:title/>
          <svg:desc/>
        </draw:frame>
        <draw:frame draw:id="id345" draw:style-name="a2383" draw:name="Immagine 5" svg:x="1.04076in" svg:y="0.20945in" svg:width="5.64418in" svg:height="3.5461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2384" draw:master-page-name="Master1-Layout7-blank-Vuota" presentation:presentation-page-layout-name="Master1-PPL7" draw:id="Slide-260">
        <draw:frame draw:id="id346" draw:style-name="a2389" draw:name="CasellaDiTesto 8" svg:x="0.29861in" svg:y="5.12842in" svg:width="6.90278in" svg:height="0.37025in">
          <draw:text-box>
            <text:p text:style-name="a2388" text:class-names="" text:cond-style-name=""><text:span text:style-name="a2385" text:class-names="">c</text:span><text:span text:style-name="a2386" text:class-names="">olor_tracker.m</text:span><text:span text:style-name="a2387" text:class-names=""/></text:p>
          </draw:text-box>
          <svg:title/>
          <svg:desc/>
        </draw:frame>
        <draw:frame draw:id="id347" draw:style-name="a2390" draw:name="Immagine 3" svg:x="0in" svg:y="0.29478in" svg:width="7.5in" svg:height="4.51776in" style:rel-width="scale" style:rel-height="scale">
          <draw:image xlink:href="media/image8.png" xlink:type="simple" xlink:show="embed" xlink:actuate="onLoad"/>
          <svg:title/>
          <svg:desc/>
        </draw:frame>
        <draw:frame draw:id="id348" draw:style-name="a2391" draw:name="Immagine 4" svg:x="0in" svg:y="5.62093in" svg:width="7.5in" svg:height="4.7421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400">
          <draw:frame draw:id="id349" draw:style-name="a2394" draw:name="Segnaposto numero diapositiva 6" svg:x="4.67953in" svg:y="11.10827in" svg:width="3.5878in" svg:height="0.58425in">
            <draw:text-box>
              <text:p text:style-name="a2393" text:class-names="" text:cond-style-name=""><text:span text:style-name="a2392" text:class-names=""><text:page-number style:num-format="1" text:fixed="false"/></text:span></text:p>
            </draw:text-box>
            <svg:title/>
            <svg:desc/>
          </draw:frame>
          <draw:frame draw:id="id350" draw:style-name="a2397" draw:name="Segnaposto numero diapositiva 6" svg:x="4.67953in" svg:y="11.10827in" svg:width="3.5878in" svg:height="0.58425in">
            <draw:text-box>
              <text:p text:style-name="a2396" text:class-names="" text:cond-style-name=""><text:span text:style-name="a2395" text:class-names=""><text:page-number style:num-format="1" text:fixed="false"/></text:span></text:p>
            </draw:text-box>
            <svg:title/>
            <svg:desc/>
          </draw:frame>
          <draw:page-thumbnail draw:page-number="4" svg:x="2.61458in" svg:y="0.88889in" svg:width="3.03646in" svg:height="4.38368in" presentation:class="page" draw:id="id351" presentation:style-name="a2398" draw:name="Segnaposto immagine diapositiva 1">
            <svg:title/>
            <svg:desc/>
          </draw:page-thumbnail>
          <draw:frame draw:id="id352" presentation:style-name="a239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401" draw:master-page-name="Master1-Layout7-blank-Vuota" presentation:presentation-page-layout-name="Master1-PPL7" draw:id="Slide-261">
        <draw:frame draw:id="id353" draw:style-name="a2402" draw:name="Immagine 1" svg:x="0in" svg:y="1.93483in" svg:width="7.5in" svg:height="6.2158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2411">
          <draw:frame draw:id="id354" draw:style-name="a2405" draw:name="Segnaposto numero diapositiva 6" svg:x="4.67953in" svg:y="11.10827in" svg:width="3.5878in" svg:height="0.58425in">
            <draw:text-box>
              <text:p text:style-name="a2404" text:class-names="" text:cond-style-name=""><text:span text:style-name="a2403" text:class-names=""><text:page-number style:num-format="1" text:fixed="false"/></text:span></text:p>
            </draw:text-box>
            <svg:title/>
            <svg:desc/>
          </draw:frame>
          <draw:frame draw:id="id355" draw:style-name="a2408" draw:name="Segnaposto numero diapositiva 6" svg:x="4.67953in" svg:y="11.10827in" svg:width="3.5878in" svg:height="0.58425in">
            <draw:text-box>
              <text:p text:style-name="a2407" text:class-names="" text:cond-style-name=""><text:span text:style-name="a2406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56" presentation:style-name="a2409" draw:name="Segnaposto immagine diapositiva 1">
            <svg:title/>
            <svg:desc/>
          </draw:page-thumbnail>
          <draw:frame draw:id="id357" presentation:style-name="a241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412" draw:master-page-name="Master3-Layout7-blank-Vuota" presentation:presentation-page-layout-name="Master3-PPL7" draw:id="Slide-257">
        <draw:frame draw:id="id358" draw:style-name="a2415" draw:name="CasellaDiTesto 1" svg:x="0in" svg:y="0.73543in" svg:width="7.5in" svg:height="0.38976in">
          <draw:text-box>
            <text:p text:style-name="a2414" text:class-names="" text:cond-style-name=""><text:span text:style-name="a2413" text:class-names=""><text:tab/>Q2</text:span></text:p>
          </draw:text-box>
          <svg:title/>
          <svg:desc/>
        </draw:frame>
        <draw:frame draw:id="id359" draw:style-name="a2416" draw:name="Immagine 5" svg:x="0in" svg:y="1.58816in" svg:width="7.5in" svg:height="3.38305in" style:rel-width="scale" style:rel-height="scale">
          <draw:image xlink:href="media/image11.png" xlink:type="simple" xlink:show="embed" xlink:actuate="onLoad"/>
          <svg:title/>
          <svg:desc/>
        </draw:frame>
        <draw:frame draw:id="id360" draw:style-name="a2417" draw:name="Immagine 6" svg:x="0in" svg:y="5in" svg:width="7.48572in" svg:height="2.27619in" style:rel-width="scale" style:rel-height="scale">
          <draw:image xlink:href="media/image12.png" xlink:type="simple" xlink:show="embed" xlink:actuate="onLoad"/>
          <svg:title/>
          <svg:desc/>
        </draw:frame>
        <draw:frame draw:id="id361" draw:style-name="a2418" draw:name="Immagine 7" svg:x="0in" svg:y="7.30208in" svg:width="7.06477in" svg:height="2.9299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2427">
          <draw:frame draw:id="id362" draw:style-name="a2421" draw:name="Segnaposto numero diapositiva 6" svg:x="4.67953in" svg:y="11.10827in" svg:width="3.5878in" svg:height="0.58425in">
            <draw:text-box>
              <text:p text:style-name="a2420" text:class-names="" text:cond-style-name=""><text:span text:style-name="a2419" text:class-names=""><text:page-number style:num-format="1" text:fixed="false"/></text:span></text:p>
            </draw:text-box>
            <svg:title/>
            <svg:desc/>
          </draw:frame>
          <draw:frame draw:id="id363" draw:style-name="a2424" draw:name="Segnaposto numero diapositiva 6" svg:x="4.67953in" svg:y="11.10827in" svg:width="3.5878in" svg:height="0.58425in">
            <draw:text-box>
              <text:p text:style-name="a2423" text:class-names="" text:cond-style-name=""><text:span text:style-name="a2422" text:class-names=""><text:page-number style:num-format="1" text:fixed="false"/></text:span></text:p>
            </draw:text-box>
            <svg:title/>
            <svg:desc/>
          </draw:frame>
          <draw:page-thumbnail draw:page-number="6" svg:x="2.61458in" svg:y="0.88889in" svg:width="3.03646in" svg:height="4.38368in" presentation:class="page" draw:id="id364" presentation:style-name="a2425" draw:name="Segnaposto immagine diapositiva 1">
            <svg:title/>
            <svg:desc/>
          </draw:page-thumbnail>
          <draw:frame draw:id="id365" presentation:style-name="a242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4/13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4/13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3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4/13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4/13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13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4/13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4/13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4/13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4/13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4/13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4/13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4/13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4/13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4/13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4/13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4/13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4/13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4/13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4/13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4/13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4/13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4/13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4/13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4/13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4/13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4/13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4/13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4/13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4/13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4/13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4/13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4/13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4/13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4/13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4/13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4/13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4/13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4/13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4/13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4/13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4/13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4/13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4/13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4/13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4/13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4/13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4/13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4/13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4/13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4/13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4/13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4/13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4/13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4/13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4/13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4/13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4/13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4/13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4/13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4-13T12:31:54Z</dc:date>
    <meta:editing-cycles>26</meta:editing-cycles>
    <meta:editing-duration>PT67603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22" meta:word-count="26"/>
  </office:meta>
</office:document-meta>
</file>